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Funding Ecosystem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  <text:list-item>
                <text:p>Working with a boar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Debt (loan)</text:p>
              </text:list-item>
              <text:list-item>
                <text:p>Equity (venture capital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Player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usiness angels</text:p>
              </text:list-item>
              <text:list-item>
                <text:p>Venture capital firms</text:p>
              </text:list-item>
              <text:list-item>
                <text:p>Lawyers</text:p>
              </text:list-item>
              <text:list-item>
                <text:p>Professors and universities</text:p>
              </text:list-item>
              <text:list-item>
                <text:p>Professional organiz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Evaluation and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val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eam</text:p>
              </text:list-item>
              <text:list-item>
                <text:p>Idea / market</text:p>
              </text:list-item>
              <text:list-item>
                <text:p>Competi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Val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Multi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Mechanics of a Funding Rou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 Term Sheet</text:p>
          </draw:text-box>
        </draw:frame>
        <draw:frame presentation:style-name="pr9" draw:layer="layout" svg:width="27cm" svg:height="11.5cm" svg:x="0.5cm" svg:y="2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Expectations and Risk Profi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Risk Profiles and Conflicts Interes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</text:p>
              </text:list-item>
              <text:list-item>
                <text:p>Business angels</text:p>
              </text:list-item>
              <text:list-item>
                <text:p>Early investors</text:p>
              </text:list-item>
              <text:list-item>
                <text:p>Late inves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Growth and Funding Time-lines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unding Over Tim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Phases, Duration</text:p>
              </text:list-item>
              <text:list-item>
                <text:p>Pre-Seed, Seed, Series A, B, C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Working with a Boar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ard Mechanics</text:p>
          </draw:text-box>
        </draw:frame>
        <draw:frame presentation:style-name="Default-outline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  <text:list-item>
                <text:p>Working with a 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5">DR</text:span></text:p>
          </draw:text-box>
        </draw:frame>
        <draw:frame presentation:style-name="pr14" draw:text-style-name="P10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1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2:05:56.829192078</meta:creation-date>
    <meta:editing-duration>PT12M33S</meta:editing-duration>
    <meta:editing-cycles>5</meta:editing-cycles>
    <meta:generator>LibreOffice/6.0.7.3$Linux_X86_64 LibreOffice_project/00m0$Build-3</meta:generator>
    <dc:date>2020-09-06T19:39:47.151081241</dc:date>
    <meta:document-statistic meta:object-count="135"/>
  </office:meta>
</office:document-meta>
</file>